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dListHolder.getLastLinked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setSort( @ Nullable SortDefinition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isFir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setSource( List &lt; E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dListHolder.getFirstElementOn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setPageSize( int page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dListHolder.get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isLa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setMaxLinkedPages( int maxLinkedP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copySortDefinition( SortDefinition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previous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dListHolder.getFirstLinked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PagedListHolder( List &lt; E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getLastElementOn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dListHolder.PagedListHolder( List &lt; E &gt; source , SortDefinition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dListHolder.doSort( List &lt; E &gt; source , SortDefinition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getMaxLinke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getP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getRefres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getNrOf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PagedLis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getPag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ListHolder.setPage(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dListHolder.ge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dListHolder.getPageCou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dListHolder.nex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dListHolder.res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